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8">
      <style:table-cell-properties fo:border="0.018cm solid #000000"/>
    </style:style>
    <style:style style:name="ce3" style:family="table-cell" style:parent-style-name="Default" style:data-style-name="N107">
      <style:table-cell-properties fo:border="0.018cm solid #000000"/>
    </style:style>
    <style:style style:name="gr1" style:family="graphic">
      <style:graphic-properties draw:ole-draw-aspect="1"/>
    </style:style>
  </office:automatic-styles>
  <office:body>
    <office:spreadsheet>
      <table:table table:name="exercici 1 sessio 2 tema 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Pais</text:p>
          </table:table-cell>
          <table:table-cell table:style-name="ce1" office:value-type="string">
            <text:p>Freq. Abs.</text:p>
          </table:table-cell>
          <table:table-cell table:style-name="ce1" office:value-type="string">
            <text:p>Freq. Rel. </text:p>
          </table:table-cell>
          <table:table-cell table:style-name="ce1" office:value-type="string">
            <text:p>%</text:p>
          </table:table-cell>
        </table:table-row>
        <table:table-row table:style-name="ro1">
          <table:table-cell table:style-name="ce1" office:value-type="string">
            <text:p>Colombia</text:p>
          </table:table-cell>
          <table:table-cell table:style-name="ce1" office:value-type="float" office:value="350">
            <text:p>350</text:p>
          </table:table-cell>
          <table:table-cell table:style-name="ce1" table:formula="of:=[.B2]/[.$B$9]" office:value-type="float" office:value="0.35">
            <text:p>0,35</text:p>
          </table:table-cell>
          <table:table-cell table:style-name="ce1" table:formula="of:=[.C2]*100" office:value-type="float" office:value="35">
            <text:p>35</text:p>
          </table:table-cell>
        </table:table-row>
        <table:table-row table:style-name="ro1">
          <table:table-cell table:style-name="ce1" office:value-type="string">
            <text:p>Equador</text:p>
          </table:table-cell>
          <table:table-cell table:style-name="ce1" office:value-type="float" office:value="250">
            <text:p>250</text:p>
          </table:table-cell>
          <table:table-cell table:style-name="ce1" table:formula="of:=[.B3]/[.$B$9]" office:value-type="float" office:value="0.25">
            <text:p>0,25</text:p>
          </table:table-cell>
          <table:table-cell table:style-name="ce1" table:formula="of:=[.C3]*100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Perú</text:p>
          </table:table-cell>
          <table:table-cell table:style-name="ce1" office:value-type="float" office:value="120">
            <text:p>120</text:p>
          </table:table-cell>
          <table:table-cell table:style-name="ce1" table:formula="of:=[.B4]/[.$B$9]" office:value-type="float" office:value="0.12">
            <text:p>0,12</text:p>
          </table:table-cell>
          <table:table-cell table:style-name="ce1" table:formula="of:=[.C4]*100" office:value-type="float" office:value="12">
            <text:p>12</text:p>
          </table:table-cell>
        </table:table-row>
        <table:table-row table:style-name="ro1">
          <table:table-cell table:style-name="ce1" office:value-type="string">
            <text:p>Argentina</text:p>
          </table:table-cell>
          <table:table-cell table:style-name="ce1" office:value-type="float" office:value="100">
            <text:p>100</text:p>
          </table:table-cell>
          <table:table-cell table:style-name="ce1" table:formula="of:=[.B5]/[.$B$9]" office:value-type="float" office:value="0.1">
            <text:p>0,1</text:p>
          </table:table-cell>
          <table:table-cell table:style-name="ce1" table:formula="of:=[.C5]*100"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Romania</text:p>
          </table:table-cell>
          <table:table-cell table:style-name="ce1" office:value-type="float" office:value="80">
            <text:p>80</text:p>
          </table:table-cell>
          <table:table-cell table:style-name="ce1" table:formula="of:=[.B6]/[.$B$9]" office:value-type="float" office:value="0.08">
            <text:p>0,08</text:p>
          </table:table-cell>
          <table:table-cell table:style-name="ce1" table:formula="of:=[.C6]*100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Marroc</text:p>
          </table:table-cell>
          <table:table-cell table:style-name="ce1" office:value-type="float" office:value="70">
            <text:p>70</text:p>
          </table:table-cell>
          <table:table-cell table:style-name="ce1" table:formula="of:=[.B7]/[.$B$9]" office:value-type="float" office:value="0.07">
            <text:p>0,07</text:p>
          </table:table-cell>
          <table:table-cell table:style-name="ce1" table:formula="of:=[.C7]*100"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Senegal</text:p>
          </table:table-cell>
          <table:table-cell table:style-name="ce1" office:value-type="float" office:value="30">
            <text:p>30</text:p>
          </table:table-cell>
          <table:table-cell table:style-name="ce1" table:formula="of:=[.B8]/[.$B$9]" office:value-type="float" office:value="0.03">
            <text:p>0,03</text:p>
          </table:table-cell>
          <table:table-cell table:style-name="ce1" table:formula="of:=[.C8]*100" office:value-type="float" office:value="3">
            <text:p>3</text:p>
          </table:table-cell>
        </table:table-row>
        <table:table-row table:style-name="ro1">
          <table:table-cell/>
          <table:table-cell table:formula="of:=SUM([.B2:.B8])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>
            <draw:frame table:end-cell-address="'exercici 1 sessio 2 tema 1'.G30" table:end-x="0.224cm" table:end-y="0.056cm" draw:z-index="0" draw:style-name="gr1" svg:width="13.058cm" svg:height="8.295cm" svg:x="0.714cm" svg:y="0.342cm">
              <draw:object draw:notify-on-update-of-ranges="'exercici 1 sessio 2 tema 1'.A2:'exercici 1 sessio 2 tema 1'.A8 'exercici 1 sessio 2 tema 1'.B1:'exercici 1 sessio 2 tema 1'.B1 'exercici 1 sessio 2 tema 1'.B2:'exercici 1 sessio 2 tema 1'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0">
          <table:table-cell table:number-columns-repeated="4"/>
        </table:table-row>
        <table:table-row table:style-name="ro1">
          <table:table-cell>
            <draw:frame table:end-cell-address="'exercici 1 sessio 2 tema 1'.G50" table:end-x="1.785cm" table:end-y="0.428cm" draw:z-index="1" draw:style-name="gr1" svg:width="14.646cm" svg:height="8.244cm" svg:x="0.687cm" svg:y="0.313cm">
              <draw:object draw:notify-on-update-of-ranges="'exercici 1 sessio 2 tema 1'.A2:'exercici 1 sessio 2 tema 1'.A8 'exercici 1 sessio 2 tema 1'.D1:'exercici 1 sessio 2 tema 1'.D1 'exercici 1 sessio 2 tema 1'.D2:'exercici 1 sessio 2 tema 1'.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exercici 2 sessio 2 tema 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>
            <text:p>Edat</text:p>
          </table:table-cell>
          <table:table-cell office:value-type="string">
            <text:p>Freq. Abs.</text:p>
          </table:table-cell>
          <table:table-cell office:value-type="string">
            <text:p>Freq. Abs. Acum</text:p>
          </table:table-cell>
          <table:table-cell table:style-name="ce1" office:value-type="string">
            <text:p>Freq. Rel.</text:p>
          </table:table-cell>
          <table:table-cell table:style-name="ce1" office:value-type="string">
            <text:p>Freq. Rel. Acum.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table:formula="of:=[.B2]" office:value-type="float" office:value="120">
            <text:p>120</text:p>
          </table:table-cell>
          <table:table-cell table:formula="of:=[.B2]/[.$B$18]" office:value-type="float" office:value="0.191693290734824">
            <text:p>0,1917</text:p>
          </table:table-cell>
          <table:table-cell table:formula="of:=[.C2]/[.$B$18]" office:value-type="float" office:value="0.191693290734824">
            <text:p>0,1917</text:p>
          </table:table-cell>
          <table:table-cell table:formula="of:=[.D2]*100" office:value-type="float" office:value="19.1693290734824">
            <text:p>19,17</text:p>
          </table:table-cell>
          <table:table-cell table:formula="of:=[.E2]*100" office:value-type="float" office:value="19.1693290734824">
            <text:p>19,17</text:p>
          </table:table-cell>
          <table:table-cell/>
          <table:table-cell table:formula="of:=[.D2]*([.A2]-[.$H$19])^2" office:value-type="float" office:value="1.3839175898929">
            <text:p>1,38</text:p>
          </table:table-cell>
          <table:table-cell table:formula="of:=[.D2]*([.A2]-[.$H$19])^3" office:value-type="float" office:value="-3.7184494987218">
            <text:p>-3,72</text:p>
          </table:table-cell>
          <table:table-cell table:formula="of:=[.D2]*([.A2]-[.$H$19])^4" office:value-type="float" office:value="9.99110552212472">
            <text:p>9,9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table:formula="of:=[.B3]+[.C2]" office:value-type="float" office:value="270">
            <text:p>270</text:p>
          </table:table-cell>
          <table:table-cell table:formula="of:=[.B3]/[.$B$18]" office:value-type="float" office:value="0.23961661341853">
            <text:p>0,2396</text:p>
          </table:table-cell>
          <table:table-cell table:formula="of:=[.C3]/[.$B$18]" office:value-type="float" office:value="0.431309904153355">
            <text:p>0,4313</text:p>
          </table:table-cell>
          <table:table-cell table:formula="of:=[.D3]*100" office:value-type="float" office:value="23.961661341853">
            <text:p>23,96</text:p>
          </table:table-cell>
          <table:table-cell table:formula="of:=[.E3]*100" office:value-type="float" office:value="43.1309904153355">
            <text:p>43,13</text:p>
          </table:table-cell>
          <table:table-cell/>
          <table:table-cell table:formula="of:=[.D3]*([.A3]-[.$H$19])^2" office:value-type="float" office:value="0.681861384267181">
            <text:p>0,68</text:p>
          </table:table-cell>
          <table:table-cell table:formula="of:=[.D3]*([.A3]-[.$H$19])^3" office:value-type="float" office:value="-1.15023262266157">
            <text:p>-1,15</text:p>
          </table:table-cell>
          <table:table-cell table:formula="of:=[.D3]*([.A3]-[.$H$19])^4" office:value-type="float" office:value="1.94032851362718">
            <text:p>1,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[.B4]+[.C3]" office:value-type="float" office:value="360">
            <text:p>360</text:p>
          </table:table-cell>
          <table:table-cell table:formula="of:=[.B4]/[.$B$18]" office:value-type="float" office:value="0.143769968051118">
            <text:p>0,1438</text:p>
          </table:table-cell>
          <table:table-cell table:formula="of:=[.C4]/[.$B$18]" office:value-type="float" office:value="0.575079872204473">
            <text:p>0,5751</text:p>
          </table:table-cell>
          <table:table-cell table:formula="of:=[.D4]*100" office:value-type="float" office:value="14.3769968051118">
            <text:p>14,38</text:p>
          </table:table-cell>
          <table:table-cell table:formula="of:=[.E4]*100" office:value-type="float" office:value="57.5079872204473">
            <text:p>57,51</text:p>
          </table:table-cell>
          <table:table-cell/>
          <table:table-cell table:formula="of:=[.D4]*([.A4]-[.$H$19])^2" office:value-type="float" office:value="0.0678354048031818">
            <text:p>0,07</text:p>
          </table:table-cell>
          <table:table-cell table:formula="of:=[.D4]*([.A4]-[.$H$19])^3" office:value-type="float" office:value="-0.0465962045772654">
            <text:p>-0,05</text:p>
          </table:table-cell>
          <table:table-cell table:formula="of:=[.D4]*([.A4]-[.$H$19])^4" office:value-type="float" office:value="0.0320069775850225">
            <text:p>0,0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table:formula="of:=[.B5]+[.C4]" office:value-type="float" office:value="430">
            <text:p>430</text:p>
          </table:table-cell>
          <table:table-cell table:formula="of:=[.B5]/[.$B$18]" office:value-type="float" office:value="0.111821086261981">
            <text:p>0,1118</text:p>
          </table:table-cell>
          <table:table-cell table:formula="of:=[.C5]/[.$B$18]" office:value-type="float" office:value="0.686900958466454">
            <text:p>0,6869</text:p>
          </table:table-cell>
          <table:table-cell table:formula="of:=[.D5]*100" office:value-type="float" office:value="11.1821086261981">
            <text:p>11,18</text:p>
          </table:table-cell>
          <table:table-cell table:formula="of:=[.E5]*100" office:value-type="float" office:value="68.6900958466454">
            <text:p>68,69</text:p>
          </table:table-cell>
          <table:table-cell/>
          <table:table-cell table:formula="of:=[.D5]*([.A5]-[.$H$19])^2" office:value-type="float" office:value="0.0109619340042266">
            <text:p>0,01</text:p>
          </table:table-cell>
          <table:table-cell table:formula="of:=[.D5]*([.A5]-[.$H$19])^3" office:value-type="float" office:value="0.00343217103007734">
            <text:p>0</text:p>
          </table:table-cell>
          <table:table-cell table:formula="of:=[.D5]*([.A5]-[.$H$19])^4" office:value-type="float" office:value="0.00107460945989642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table:formula="of:=[.B6]+[.C5]" office:value-type="float" office:value="495">
            <text:p>495</text:p>
          </table:table-cell>
          <table:table-cell table:formula="of:=[.B6]/[.$B$18]" office:value-type="float" office:value="0.103833865814697">
            <text:p>0,1038</text:p>
          </table:table-cell>
          <table:table-cell table:formula="of:=[.C6]/[.$B$18]" office:value-type="float" office:value="0.79073482428115">
            <text:p>0,7907</text:p>
          </table:table-cell>
          <table:table-cell table:formula="of:=[.D6]*100" office:value-type="float" office:value="10.3833865814697">
            <text:p>10,38</text:p>
          </table:table-cell>
          <table:table-cell table:formula="of:=[.E6]*100" office:value-type="float" office:value="79.073482428115">
            <text:p>79,07</text:p>
          </table:table-cell>
          <table:table-cell/>
          <table:table-cell table:formula="of:=[.D6]*([.A6]-[.$H$19])^2" office:value-type="float" office:value="0.179033372263516">
            <text:p>0,18</text:p>
          </table:table-cell>
          <table:table-cell table:formula="of:=[.D6]*([.A6]-[.$H$19])^3" office:value-type="float" office:value="0.235088549521741">
            <text:p>0,24</text:p>
          </table:table-cell>
          <table:table-cell table:formula="of:=[.D6]*([.A6]-[.$H$19])^4" office:value-type="float" office:value="0.30869454905251">
            <text:p>0,3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B7]+[.C6]" office:value-type="float" office:value="545">
            <text:p>545</text:p>
          </table:table-cell>
          <table:table-cell table:formula="of:=[.B7]/[.$B$18]" office:value-type="float" office:value="0.0798722044728434">
            <text:p>0,0799</text:p>
          </table:table-cell>
          <table:table-cell table:formula="of:=[.C7]/[.$B$18]" office:value-type="float" office:value="0.870607028753994">
            <text:p>0,8706</text:p>
          </table:table-cell>
          <table:table-cell table:formula="of:=[.D7]*100" office:value-type="float" office:value="7.98722044728434">
            <text:p>7,99</text:p>
          </table:table-cell>
          <table:table-cell table:formula="of:=[.E7]*100" office:value-type="float" office:value="87.0607028753994">
            <text:p>87,06</text:p>
          </table:table-cell>
          <table:table-cell/>
          <table:table-cell table:formula="of:=[.D7]*([.A7]-[.$H$19])^2" office:value-type="float" office:value="0.427350413414011">
            <text:p>0,43</text:p>
          </table:table-cell>
          <table:table-cell table:formula="of:=[.D7]*([.A7]-[.$H$19])^3" office:value-type="float" office:value="0.988503831666914">
            <text:p>0,99</text:p>
          </table:table-cell>
          <table:table-cell table:formula="of:=[.D7]*([.A7]-[.$H$19])^4" office:value-type="float" office:value="2.28650726558098">
            <text:p>2,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formula="of:=[.B8]+[.C7]" office:value-type="float" office:value="575">
            <text:p>575</text:p>
          </table:table-cell>
          <table:table-cell table:formula="of:=[.B8]/[.$B$18]" office:value-type="float" office:value="0.0479233226837061">
            <text:p>0,0479</text:p>
          </table:table-cell>
          <table:table-cell table:formula="of:=[.C8]/[.$B$18]" office:value-type="float" office:value="0.9185303514377">
            <text:p>0,9185</text:p>
          </table:table-cell>
          <table:table-cell table:formula="of:=[.D8]*100" office:value-type="float" office:value="4.79233226837061">
            <text:p>4,79</text:p>
          </table:table-cell>
          <table:table-cell table:formula="of:=[.E8]*100" office:value-type="float" office:value="91.85303514377">
            <text:p>91,85</text:p>
          </table:table-cell>
          <table:table-cell/>
          <table:table-cell table:formula="of:=[.D8]*([.A8]-[.$H$19])^2" office:value-type="float" office:value="0.526036354265679">
            <text:p>0,53</text:p>
          </table:table-cell>
          <table:table-cell table:formula="of:=[.D8]*([.A8]-[.$H$19])^3" office:value-type="float" office:value="1.74281054112942">
            <text:p>1,74</text:p>
          </table:table-cell>
          <table:table-cell table:formula="of:=[.D8]*([.A8]-[.$H$19])^4" office:value-type="float" office:value="5.77410393339046">
            <text:p>5,7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B9]+[.C8]" office:value-type="float" office:value="595">
            <text:p>595</text:p>
          </table:table-cell>
          <table:table-cell table:formula="of:=[.B9]/[.$B$18]" office:value-type="float" office:value="0.0319488817891374">
            <text:p>0,0319</text:p>
          </table:table-cell>
          <table:table-cell table:formula="of:=[.C9]/[.$B$18]" office:value-type="float" office:value="0.950479233226837">
            <text:p>0,9505</text:p>
          </table:table-cell>
          <table:table-cell table:formula="of:=[.D9]*100" office:value-type="float" office:value="3.19488817891374">
            <text:p>3,19</text:p>
          </table:table-cell>
          <table:table-cell table:formula="of:=[.E9]*100" office:value-type="float" office:value="95.0479233226837">
            <text:p>95,05</text:p>
          </table:table-cell>
          <table:table-cell/>
          <table:table-cell table:formula="of:=[.D9]*([.A9]-[.$H$19])^2" office:value-type="float" office:value="0.594339403900243">
            <text:p>0,59</text:p>
          </table:table-cell>
          <table:table-cell table:formula="of:=[.D9]*([.A9]-[.$H$19])^3" office:value-type="float" office:value="2.56344471330776">
            <text:p>2,56</text:p>
          </table:table-cell>
          <table:table-cell table:formula="of:=[.D9]*([.A9]-[.$H$19])^4" office:value-type="float" office:value="11.0563909359919">
            <text:p>11,0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[.B10]+[.C9]" office:value-type="float" office:value="605">
            <text:p>605</text:p>
          </table:table-cell>
          <table:table-cell table:formula="of:=[.B10]/[.$B$18]" office:value-type="float" office:value="0.0159744408945687">
            <text:p>0,0160</text:p>
          </table:table-cell>
          <table:table-cell table:formula="of:=[.C10]/[.$B$18]" office:value-type="float" office:value="0.966453674121406">
            <text:p>0,9665</text:p>
          </table:table-cell>
          <table:table-cell table:formula="of:=[.D10]*100" office:value-type="float" office:value="1.59744408945687">
            <text:p>1,6</text:p>
          </table:table-cell>
          <table:table-cell table:formula="of:=[.E10]*100" office:value-type="float" office:value="96.6453674121406">
            <text:p>96,65</text:p>
          </table:table-cell>
          <table:table-cell/>
          <table:table-cell table:formula="of:=[.D10]*([.A10]-[.$H$19])^2" office:value-type="float" office:value="0.450942834267487">
            <text:p>0,45</text:p>
          </table:table-cell>
          <table:table-cell table:formula="of:=[.D10]*([.A10]-[.$H$19])^3" office:value-type="float" office:value="2.39590394053301">
            <text:p>2,4</text:p>
          </table:table-cell>
          <table:table-cell table:formula="of:=[.D10]*([.A10]-[.$H$19])^4" office:value-type="float" office:value="12.7296749300524">
            <text:p>12,7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[.B11]+[.C10]" office:value-type="float" office:value="612">
            <text:p>612</text:p>
          </table:table-cell>
          <table:table-cell table:formula="of:=[.B11]/[.$B$18]" office:value-type="float" office:value="0.0111821086261981">
            <text:p>0,0112</text:p>
          </table:table-cell>
          <table:table-cell table:formula="of:=[.C11]/[.$B$18]" office:value-type="float" office:value="0.977635782747604">
            <text:p>0,9776</text:p>
          </table:table-cell>
          <table:table-cell table:formula="of:=[.D11]*100" office:value-type="float" office:value="1.11821086261981">
            <text:p>1,12</text:p>
          </table:table-cell>
          <table:table-cell table:formula="of:=[.E11]*100" office:value-type="float" office:value="97.7635782747604">
            <text:p>97,76</text:p>
          </table:table-cell>
          <table:table-cell/>
          <table:table-cell table:formula="of:=[.D11]*([.A11]-[.$H$19])^2" office:value-type="float" office:value="0.445665393861793">
            <text:p>0,45</text:p>
          </table:table-cell>
          <table:table-cell table:formula="of:=[.D11]*([.A11]-[.$H$19])^3" office:value-type="float" office:value="2.81352977083356">
            <text:p>2,81</text:p>
          </table:table-cell>
          <table:table-cell table:formula="of:=[.D11]*([.A11]-[.$H$19])^4" office:value-type="float" office:value="17.7620920995754">
            <text:p>17,7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[.B12]+[.C11]" office:value-type="float" office:value="620">
            <text:p>620</text:p>
          </table:table-cell>
          <table:table-cell table:formula="of:=[.B12]/[.$B$18]" office:value-type="float" office:value="0.012779552715655">
            <text:p>0,0128</text:p>
          </table:table-cell>
          <table:table-cell table:formula="of:=[.C12]/[.$B$18]" office:value-type="float" office:value="0.990415335463259">
            <text:p>0,9904</text:p>
          </table:table-cell>
          <table:table-cell table:formula="of:=[.D12]*100" office:value-type="float" office:value="1.2779552715655">
            <text:p>1,28</text:p>
          </table:table-cell>
          <table:table-cell table:formula="of:=[.E12]*100" office:value-type="float" office:value="99.0415335463259">
            <text:p>99,04</text:p>
          </table:table-cell>
          <table:table-cell/>
          <table:table-cell table:formula="of:=[.D12]*([.A12]-[.$H$19])^2" office:value-type="float" office:value="0.683468595415705">
            <text:p>0,68</text:p>
          </table:table-cell>
          <table:table-cell table:formula="of:=[.D12]*([.A12]-[.$H$19])^3" office:value-type="float" office:value="4.99827353005287">
            <text:p>5</text:p>
          </table:table-cell>
          <table:table-cell table:formula="of:=[.D12]*([.A12]-[.$H$19])^4" office:value-type="float" office:value="36.5528693619521">
            <text:p>36,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formula="of:=[.B13]+[.C12]" office:value-type="float" office:value="622">
            <text:p>622</text:p>
          </table:table-cell>
          <table:table-cell table:formula="of:=[.B13]/[.$B$18]" office:value-type="float" office:value="0.00319488817891374">
            <text:p>0,0032</text:p>
          </table:table-cell>
          <table:table-cell table:formula="of:=[.C13]/[.$B$18]" office:value-type="float" office:value="0.993610223642173">
            <text:p>0,9936</text:p>
          </table:table-cell>
          <table:table-cell table:formula="of:=[.D13]*100" office:value-type="float" office:value="0.319488817891374">
            <text:p>0,32</text:p>
          </table:table-cell>
          <table:table-cell table:formula="of:=[.E13]*100" office:value-type="float" office:value="99.3610223642173">
            <text:p>99,36</text:p>
          </table:table-cell>
          <table:table-cell/>
          <table:table-cell table:formula="of:=[.D13]*([.A13]-[.$H$19])^2" office:value-type="float" office:value="0.220791104390882">
            <text:p>0,22</text:p>
          </table:table-cell>
          <table:table-cell table:formula="of:=[.D13]*([.A13]-[.$H$19])^3" office:value-type="float" office:value="1.83545831829097">
            <text:p>1,84</text:p>
          </table:table-cell>
          <table:table-cell table:formula="of:=[.D13]*([.A13]-[.$H$19])^4" office:value-type="float" office:value="15.2583467865595">
            <text:p>15,2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4]+[.C13]" office:value-type="float" office:value="623">
            <text:p>623</text:p>
          </table:table-cell>
          <table:table-cell table:formula="of:=[.B14]/[.$B$18]" office:value-type="float" office:value="0.00159744408945687">
            <text:p>0,0016</text:p>
          </table:table-cell>
          <table:table-cell table:formula="of:=[.C14]/[.$B$18]" office:value-type="float" office:value="0.995207667731629">
            <text:p>0,9952</text:p>
          </table:table-cell>
          <table:table-cell table:formula="of:=[.D14]*100" office:value-type="float" office:value="0.159744408945687">
            <text:p>0,16</text:p>
          </table:table-cell>
          <table:table-cell table:formula="of:=[.E14]*100" office:value-type="float" office:value="99.5207667731629">
            <text:p>99,52</text:p>
          </table:table-cell>
          <table:table-cell/>
          <table:table-cell table:formula="of:=[.D14]*([.A14]-[.$H$19])^2" office:value-type="float" office:value="0.138552418142832">
            <text:p>0,14</text:p>
          </table:table-cell>
          <table:table-cell table:formula="of:=[.D14]*([.A14]-[.$H$19])^3" office:value-type="float" office:value="1.29035239260817">
            <text:p>1,29</text:p>
          </table:table-cell>
          <table:table-cell table:formula="of:=[.D14]*([.A14]-[.$H$19])^4" office:value-type="float" office:value="12.0171796308396">
            <text:p>12,0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5]+[.C14]" office:value-type="float" office:value="624">
            <text:p>624</text:p>
          </table:table-cell>
          <table:table-cell table:formula="of:=[.B15]/[.$B$18]" office:value-type="float" office:value="0.00159744408945687">
            <text:p>0,0016</text:p>
          </table:table-cell>
          <table:table-cell table:formula="of:=[.C15]/[.$B$18]" office:value-type="float" office:value="0.996805111821086">
            <text:p>0,9968</text:p>
          </table:table-cell>
          <table:table-cell table:formula="of:=[.D15]*100" office:value-type="float" office:value="0.159744408945687">
            <text:p>0,16</text:p>
          </table:table-cell>
          <table:table-cell table:formula="of:=[.E15]*100" office:value-type="float" office:value="99.6805111821086">
            <text:p>99,68</text:p>
          </table:table-cell>
          <table:table-cell/>
          <table:table-cell table:formula="of:=[.D15]*([.A15]-[.$H$19])^2" office:value-type="float" office:value="0.283128763721536">
            <text:p>0,28</text:p>
          </table:table-cell>
          <table:table-cell table:formula="of:=[.D15]*([.A15]-[.$H$19])^3" office:value-type="float" office:value="3.76932127293176">
            <text:p>3,77</text:p>
          </table:table-cell>
          <table:table-cell table:formula="of:=[.D15]*([.A15]-[.$H$19])^4" office:value-type="float" office:value="50.1813474258998">
            <text:p>50,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6]+[.C15]" office:value-type="float" office:value="625">
            <text:p>625</text:p>
          </table:table-cell>
          <table:table-cell table:formula="of:=[.B16]/[.$B$18]" office:value-type="float" office:value="0.00159744408945687">
            <text:p>0,0016</text:p>
          </table:table-cell>
          <table:table-cell table:formula="of:=[.C16]/[.$B$18]" office:value-type="float" office:value="0.998402555910543">
            <text:p>0,9984</text:p>
          </table:table-cell>
          <table:table-cell table:formula="of:=[.D16]*100" office:value-type="float" office:value="0.159744408945687">
            <text:p>0,16</text:p>
          </table:table-cell>
          <table:table-cell table:formula="of:=[.E16]*100" office:value-type="float" office:value="99.8402555910543">
            <text:p>99,84</text:p>
          </table:table-cell>
          <table:table-cell/>
          <table:table-cell table:formula="of:=[.D16]*([.A16]-[.$H$19])^2" office:value-type="float" office:value="0.327260070563496">
            <text:p>0,33</text:p>
          </table:table-cell>
          <table:table-cell table:formula="of:=[.D16]*([.A16]-[.$H$19])^3" office:value-type="float" office:value="4.68410580231458">
            <text:p>4,68</text:p>
          </table:table-cell>
          <table:table-cell table:formula="of:=[.D16]*([.A16]-[.$H$19])^4" office:value-type="float" office:value="67.0440702695505">
            <text:p>67,0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7]+[.C16]" office:value-type="float" office:value="626">
            <text:p>626</text:p>
          </table:table-cell>
          <table:table-cell table:formula="of:=[.B17]/[.$B$18]" office:value-type="float" office:value="0.00159744408945687">
            <text:p>0,0016</text:p>
          </table:table-cell>
          <table:table-cell table:formula="of:=[.C17]/[.$B$18]" office:value-type="float" office:value="1">
            <text:p>1,0000</text:p>
          </table:table-cell>
          <table:table-cell table:formula="of:=[.D17]*100" office:value-type="float" office:value="0.159744408945687">
            <text:p>0,16</text:p>
          </table:table-cell>
          <table:table-cell table:formula="of:=[.E17]*100" office:value-type="float" office:value="100">
            <text:p>100</text:p>
          </table:table-cell>
          <table:table-cell/>
          <table:table-cell table:formula="of:=[.D17]*([.A17]-[.$H$19])^2" office:value-type="float" office:value="0.595839927457003">
            <text:p>0,6</text:p>
          </table:table-cell>
          <table:table-cell table:formula="of:=[.D17]*([.A17]-[.$H$19])^3" office:value-type="float" office:value="11.5075155318773">
            <text:p>11,51</text:p>
          </table:table-cell>
          <table:table-cell table:formula="of:=[.D17]*([.A17]-[.$H$19])^4" office:value-type="float" office:value="222.245787189131">
            <text:p>222,25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626">
            <text:p>626</text:p>
          </table:table-cell>
          <table:table-cell table:style-name="Default" table:number-columns-repeated="5"/>
          <table:table-cell/>
          <table:table-cell table:formula="of:=SUM([.I2:.I17])" office:value-type="float" office:value="7.01698496463167">
            <text:p>7,02</text:p>
          </table:table-cell>
          <table:table-cell table:formula="of:=SUM([.J2:.J17])" office:value-type="float" office:value="33.9124620401374">
            <text:p>33,91</text:p>
          </table:table-cell>
          <table:table-cell table:formula="of:=SUM([.K2:.K17])" office:value-type="float" office:value="465.181580000373">
            <text:p>465,18</text:p>
          </table:table-cell>
        </table:table-row>
        <table:table-row table:style-name="ro1">
          <table:table-cell table:style-name="Default" table:number-columns-repeated="7"/>
          <table:table-cell table:formula="of:=SUMPRODUCT([.A2:.A17];[.B2:.B17])/626" office:value-type="float" office:value="20.6869009584665">
            <text:p>20,69</text:p>
          </table:table-cell>
          <table:table-cell table:formula="of:=SQRT([.I18])" office:value-type="float" office:value="2.64895922290844">
            <text:p>2,65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  <table:table-cell table:formula="of:=[.J18]/([.I19]^3)" office:value-type="float" office:value="1.82445645225924">
            <text:p>1,82</text:p>
          </table:table-cell>
          <table:table-cell table:formula="of:=[.K18]/([.I19]^4)-3" office:value-type="float" office:value="6.44759826040156">
            <text:p>6,45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string">
            <text:p>Edat</text:p>
          </table:table-cell>
          <table:table-cell office:value-type="string">
            <text:p>Marca classe</text:p>
          </table:table-cell>
          <table:table-cell office:value-type="string">
            <text:p>Freq. Abs.</text:p>
          </table:table-cell>
          <table:table-cell table:style-name="ce1" office:value-type="string">
            <text:p>Freq. Abs. Acum</text:p>
          </table:table-cell>
          <table:table-cell table:style-name="ce1" office:value-type="string">
            <text:p>Freq. Rel.</text:p>
          </table:table-cell>
          <table:table-cell office:value-type="string">
            <text:p>Freq. Rel. Acum.</text:p>
          </table:table-cell>
          <table:table-cell office:value-type="string">
            <text:p>% </text:p>
          </table:table-cell>
          <table:table-cell table:style-name="ce1" office:value-type="string">
            <text:p>% acum</text:p>
          </table:table-cell>
          <table:table-cell table:number-columns-repeated="3"/>
        </table:table-row>
        <table:table-row table:style-name="ro1">
          <table:table-cell office:value-type="string">
            <text:p>[18, 21)</text:p>
          </table:table-cell>
          <table:table-cell office:value-type="float" office:value="19.5">
            <text:p>19,5</text:p>
          </table:table-cell>
          <table:table-cell office:value-type="float" office:value="360">
            <text:p>360</text:p>
          </table:table-cell>
          <table:table-cell table:style-name="ce1" table:formula="of:=[.C24]" office:value-type="float" office:value="360">
            <text:p>360</text:p>
          </table:table-cell>
          <table:table-cell table:formula="of:=[.C24]/[.$C$29]" office:value-type="float" office:value="0.575079872204473">
            <text:p>0,5751</text:p>
          </table:table-cell>
          <table:table-cell table:style-name="ce2" table:formula="of:=[.D24]/[.$C$29]" office:value-type="float" office:value="0.575079872204473">
            <text:p>0,5751</text:p>
          </table:table-cell>
          <table:table-cell table:formula="of:=[.E24]*100" office:value-type="float" office:value="57.5079872204473">
            <text:p>57,51</text:p>
          </table:table-cell>
          <table:table-cell table:style-name="ce1" table:formula="of:=[.F24]*100" office:value-type="float" office:value="57.5079872204473">
            <text:p>57,51</text:p>
          </table:table-cell>
          <table:table-cell table:number-columns-repeated="3"/>
        </table:table-row>
        <table:table-row table:style-name="ro1">
          <table:table-cell office:value-type="string">
            <text:p>[21, 23)</text:p>
          </table:table-cell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table:style-name="ce1" table:formula="of:=[.C25]+[.D24]" office:value-type="float" office:value="495">
            <text:p>495</text:p>
          </table:table-cell>
          <table:table-cell table:formula="of:=[.C25]/[.$C$29]" office:value-type="float" office:value="0.215654952076677">
            <text:p>0,2157</text:p>
          </table:table-cell>
          <table:table-cell table:style-name="ce2" table:formula="of:=[.D25]/[.$C$29]" office:value-type="float" office:value="0.79073482428115">
            <text:p>0,7907</text:p>
          </table:table-cell>
          <table:table-cell table:formula="of:=[.E25]*100" office:value-type="float" office:value="21.5654952076677">
            <text:p>21,57</text:p>
          </table:table-cell>
          <table:table-cell table:style-name="ce1" table:formula="of:=[.F25]*100" office:value-type="float" office:value="79.073482428115">
            <text:p>79,07</text:p>
          </table:table-cell>
          <table:table-cell table:number-columns-repeated="3"/>
        </table:table-row>
        <table:table-row table:style-name="ro1">
          <table:table-cell office:value-type="string">
            <text:p>[23, 25)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table:style-name="ce1" table:formula="of:=[.C26]+[.D25]" office:value-type="float" office:value="575">
            <text:p>575</text:p>
          </table:table-cell>
          <table:table-cell table:formula="of:=[.C26]/[.$C$29]" office:value-type="float" office:value="0.12779552715655">
            <text:p>0,1278</text:p>
          </table:table-cell>
          <table:table-cell table:style-name="ce2" table:formula="of:=[.D26]/[.$C$29]" office:value-type="float" office:value="0.9185303514377">
            <text:p>0,9185</text:p>
          </table:table-cell>
          <table:table-cell table:formula="of:=[.E26]*100" office:value-type="float" office:value="12.779552715655">
            <text:p>12,78</text:p>
          </table:table-cell>
          <table:table-cell table:style-name="ce1" table:formula="of:=[.F26]*100" office:value-type="float" office:value="91.85303514377">
            <text:p>91,85</text:p>
          </table:table-cell>
          <table:table-cell table:number-columns-repeated="3"/>
        </table:table-row>
        <table:table-row table:style-name="ro1">
          <table:table-cell office:value-type="string">
            <text:p>[25, 27)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" table:formula="of:=[.C27]+[.D26]" office:value-type="float" office:value="605">
            <text:p>605</text:p>
          </table:table-cell>
          <table:table-cell table:formula="of:=[.C27]/[.$C$29]" office:value-type="float" office:value="0.0479233226837061">
            <text:p>0,0479</text:p>
          </table:table-cell>
          <table:table-cell table:style-name="ce2" table:formula="of:=[.D27]/[.$C$29]" office:value-type="float" office:value="0.966453674121406">
            <text:p>0,9665</text:p>
          </table:table-cell>
          <table:table-cell table:formula="of:=[.E27]*100" office:value-type="float" office:value="4.79233226837061">
            <text:p>4,79</text:p>
          </table:table-cell>
          <table:table-cell table:style-name="ce1" table:formula="of:=[.F27]*100" office:value-type="float" office:value="96.6453674121406">
            <text:p>96,65</text:p>
          </table:table-cell>
          <table:table-cell table:number-columns-repeated="3"/>
        </table:table-row>
        <table:table-row table:style-name="ro1">
          <table:table-cell office:value-type="string">
            <text:p>[27, 40]</text:p>
          </table:table-cell>
          <table:table-cell office:value-type="float" office:value="33.5">
            <text:p>33,5</text:p>
          </table:table-cell>
          <table:table-cell office:value-type="float" office:value="21">
            <text:p>21</text:p>
          </table:table-cell>
          <table:table-cell table:style-name="ce1" table:formula="of:=[.C28]+[.D27]" office:value-type="float" office:value="626">
            <text:p>626</text:p>
          </table:table-cell>
          <table:table-cell table:formula="of:=[.C28]/[.$C$29]" office:value-type="float" office:value="0.0335463258785942">
            <text:p>0,0335</text:p>
          </table:table-cell>
          <table:table-cell table:style-name="ce2" table:formula="of:=[.D28]/[.$C$29]" office:value-type="float" office:value="1">
            <text:p>1,0000</text:p>
          </table:table-cell>
          <table:table-cell table:formula="of:=[.E28]*100" office:value-type="float" office:value="3.35463258785942">
            <text:p>3,35</text:p>
          </table:table-cell>
          <table:table-cell table:style-name="ce1" table:formula="of:=[.F28]*100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table:formula="of:=SUM([.C24:.C28])" office:value-type="float" office:value="626">
            <text:p>626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>
            <text:p>Histograma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office:value-type="string">
            <text:p>Edat</text:p>
          </table:table-cell>
          <table:table-cell office:value-type="string">
            <text:p>Freq. Rel.</text:p>
          </table:table-cell>
          <table:table-cell office:value-type="string">
            <text:p>w histo</text:p>
          </table:table-cell>
          <table:table-cell table:style-name="ce1" office:value-type="string">
            <text:p>h histo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[18, 21)</text:p>
          </table:table-cell>
          <table:table-cell table:style-name="ce2" office:value-type="float" office:value="0.575079872204473">
            <text:p>0,5751</text:p>
          </table:table-cell>
          <table:table-cell office:value-type="float" office:value="3">
            <text:p>3</text:p>
          </table:table-cell>
          <table:table-cell table:style-name="ce3" table:formula="of:=[.B34]/[.C34]" office:value-type="float" office:value="0.191693290734824">
            <text:p>0,192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[21, 23)</text:p>
          </table:table-cell>
          <table:table-cell table:style-name="ce2" office:value-type="float" office:value="0.215654952076677">
            <text:p>0,2157</text:p>
          </table:table-cell>
          <table:table-cell office:value-type="float" office:value="2">
            <text:p>2</text:p>
          </table:table-cell>
          <table:table-cell table:style-name="ce3" table:formula="of:=[.B35]/[.C35]" office:value-type="float" office:value="0.107827476038338">
            <text:p>0,10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[23, 25)</text:p>
          </table:table-cell>
          <table:table-cell table:style-name="ce2" office:value-type="float" office:value="0.12779552715655">
            <text:p>0,1278</text:p>
          </table:table-cell>
          <table:table-cell office:value-type="float" office:value="2">
            <text:p>2</text:p>
          </table:table-cell>
          <table:table-cell table:style-name="ce3" table:formula="of:=[.B36]/[.C36]" office:value-type="float" office:value="0.063897763578275">
            <text:p>0,06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[25, 27)</text:p>
          </table:table-cell>
          <table:table-cell table:style-name="ce2" office:value-type="float" office:value="0.0479233226837061">
            <text:p>0,0479</text:p>
          </table:table-cell>
          <table:table-cell office:value-type="float" office:value="2">
            <text:p>2</text:p>
          </table:table-cell>
          <table:table-cell table:style-name="ce3" table:formula="of:=[.B37]/[.C37]" office:value-type="float" office:value="0.023961661341853">
            <text:p>0,024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[27, 40]</text:p>
          </table:table-cell>
          <table:table-cell table:style-name="ce2" office:value-type="float" office:value="0.0335463258785942">
            <text:p>0,0335</text:p>
          </table:table-cell>
          <table:table-cell office:value-type="float" office:value="13">
            <text:p>13</text:p>
          </table:table-cell>
          <table:table-cell table:style-name="ce3" table:formula="of:=[.B38]/[.C38]" office:value-type="float" office:value="0.00258048660604571">
            <text:p>0,003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>
            <draw:frame table:end-cell-address="'exercici 2 sessio 2 tema 1'.F64" table:end-x="1.363cm" table:end-y="0.081cm" draw:z-index="0" draw:style-name="gr1" svg:width="14.732cm" svg:height="10.333cm" svg:x="0.993cm" svg:y="0.135cm">
              <draw:object draw:notify-on-update-of-ranges="'exercici 2 sessio 2 tema 1'.A2:'exercici 2 sessio 2 tema 1'.A17 'exercici 2 sessio 2 tema 1'.B2:'exercici 2 sessio 2 tema 1'.B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6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13:13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4T13:13:03.99</dc:date>
    <meta:editing-duration>PT02H25M14S</meta:editing-duration>
    <meta:editing-cycles>12</meta:editing-cycles>
    <meta:generator>OpenOffice.org/3.0$Win32 OpenOffice.org_project/300m15$Build-9379</meta:generator>
    <meta:document-statistic meta:table-count="2" meta:cell-count="282" meta:object-count="3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3.059cm" svg:height="8.296cm" chart:class="chart:bar" chart:style-name="ch1">
        <chart:plot-area chart:style-name="ch2" table:cell-range-address="'exercici 1 sessio 2 tema 1'.A1:'exercici 1 sessio 2 tema 1'.B8" chart:data-source-has-labels="both" svg:x="0.321cm" svg:y="0.165cm" svg:width="12.477cm" svg:height="7.966cm">
          <chart:axis chart:dimension="x" chart:name="primary-x" chart:style-name="ch3">
            <chart:categories table:cell-range-address="'exercici 1 sessio 2 tema 1'.A2:'exercici 1 sessio 2 tema 1'.A8"/>
          </chart:axis>
          <chart:axis chart:dimension="y" chart:name="primary-y" chart:style-name="ch4">
            <chart:title svg:x="0.264cm" svg:y="5.191cm" chart:style-name="ch5">
              <text:p>Freq. absoluta</text:p>
            </chart:title>
            <chart:grid chart:style-name="ch6" chart:class="major"/>
          </chart:axis>
          <chart:series chart:style-name="ch7" chart:values-cell-range-address="'exercici 1 sessio 2 tema 1'.B2:'exercici 1 sessio 2 tema 1'.B8" chart:label-cell-address="'exercici 1 sessio 2 tema 1'.B1:'exercici 1 sessio 2 tema 1'.B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xercici 1 sessio 2 tema 1'.B1:'exercici 1 sessio 2 tema 1'.B1">Freq. Abs.</text:p>
              </table:table-cell>
            </table:table-row>
          </table:table-header-rows>
          <table:table-rows>
            <table:table-row>
              <table:table-cell office:value-type="string">
                <text:p text:id="'exercici 1 sessio 2 tema 1'.A2:'exercici 1 sessio 2 tema 1'.A8">Colombia</text:p>
              </table:table-cell>
              <table:table-cell office:value-type="float" office:value="350">
                <text:p text:id="'exercici 1 sessio 2 tema 1'.B2:'exercici 1 sessio 2 tema 1'.B8">350</text:p>
              </table:table-cell>
            </table:table-row>
            <table:table-row>
              <table:table-cell office:value-type="string">
                <text:p>Equador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rroc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value" chart:data-label-text="false" chart:data-label-symbol="false"/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647cm" svg:height="8.245cm" chart:class="chart:circle" chart:style-name="ch1">
        <chart:title svg:x="6.056cm" svg:y="0.168cm" chart:style-name="ch2">
          <text:p>Percentatges</text:p>
        </chart:title>
        <chart:legend chart:legend-position="end" svg:x="12.461cm" svg:y="2.533cm" chart:style-name="ch3"/>
        <chart:plot-area chart:style-name="ch4" table:cell-range-address="'exercici 1 sessio 2 tema 1'.A2:'exercici 1 sessio 2 tema 1'.A8 'exercici 1 sessio 2 tema 1'.D1:'exercici 1 sessio 2 tema 1'.D8" chart:data-source-has-labels="both" svg:x="0.292cm" svg:y="0.832cm" svg:width="11.878cm" svg:height="7.084cm">
          <chart:axis chart:dimension="x" chart:name="primary-x" chart:style-name="ch5">
            <chart:categories table:cell-range-address="'exercici 1 sessio 2 tema 1'.A2:'exercici 1 sessio 2 tema 1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ercici 1 sessio 2 tema 1'.D2:'exercici 1 sessio 2 tema 1'.D8" chart:label-cell-address="'exercici 1 sessio 2 tema 1'.D1:'exercici 1 sessio 2 tema 1'.D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xercici 1 sessio 2 tema 1'.D1:'exercici 1 sessio 2 tema 1'.D1">%</text:p>
              </table:table-cell>
            </table:table-row>
          </table:table-header-rows>
          <table:table-rows>
            <table:table-row>
              <table:table-cell office:value-type="string">
                <text:p text:id="'exercici 1 sessio 2 tema 1'.A2:'exercici 1 sessio 2 tema 1'.A8">Colombia</text:p>
              </table:table-cell>
              <table:table-cell office:value-type="float" office:value="35">
                <text:p text:id="'exercici 1 sessio 2 tema 1'.D2:'exercici 1 sessio 2 tema 1'.D8">35</text:p>
              </table:table-cell>
            </table:table-row>
            <table:table-row>
              <table:table-cell office:value-type="string">
                <text:p>Equador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erú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rroc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733cm" svg:height="10.334cm" chart:class="chart:bar" chart:style-name="ch1">
        <chart:plot-area chart:style-name="ch2" table:cell-range-address="'exercici 2 sessio 2 tema 1'.A2:'exercici 2 sessio 2 tema 1'.B17" chart:data-source-has-labels="column" svg:x="0.294cm" svg:y="0.206cm" svg:width="14.145cm" svg:height="9.922cm">
          <chart:axis chart:dimension="x" chart:name="primary-x" chart:style-name="ch3">
            <chart:categories table:cell-range-address="'exercici 2 sessio 2 tema 1'.A2:'exercici 2 sessio 2 tema 1'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ercici 2 sessio 2 tema 1'.B2:'exercici 2 sessio 2 tema 1'.B17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'exercici 2 sessio 2 tema 1'.A2:'exercici 2 sessio 2 tema 1'.A17">18</text:p>
              </table:table-cell>
              <table:table-cell office:value-type="float" office:value="120">
                <text:p text:id="'exercici 2 sessio 2 tema 1'.B2:'exercici 2 sessio 2 tema 1'.B17"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